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32pt" officeooo:rsid="001f40db" officeooo:paragraph-rsid="001f40db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32pt" fo:font-weight="bold" officeooo:rsid="001f40db" officeooo:paragraph-rsid="001f40db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officeooo:rsid="001f40db" officeooo:paragraph-rsid="001f40d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8c69" officeooo:paragraph-rsid="00238c6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0392" officeooo:paragraph-rsid="002d039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2bcf" officeooo:paragraph-rsid="002d2bc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48d5" officeooo:paragraph-rsid="002d48d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f40db" officeooo:paragraph-rsid="001f40db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2160a0" officeooo:paragraph-rsid="002160a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e82b" officeooo:paragraph-rsid="002160a0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238c6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2d2bcf" officeooo:paragraph-rsid="0021e82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3b1e65" officeooo:paragraph-rsid="003b1e65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44c230" officeooo:paragraph-rsid="00247b73" style:font-size-asian="10.5pt" style:font-size-complex="12pt"/>
    </style:style>
    <style:style style:name="P16" style:family="paragraph" style:parent-style-name="Standard">
      <style:text-properties officeooo:rsid="002f4e4f" officeooo:paragraph-rsid="002f4e4f"/>
    </style:style>
    <style:style style:name="P17" style:family="paragraph" style:parent-style-name="Standard">
      <style:text-properties officeooo:rsid="002f712d" officeooo:paragraph-rsid="002f712d"/>
    </style:style>
    <style:style style:name="P18" style:family="paragraph" style:parent-style-name="Standard">
      <style:text-properties officeooo:rsid="002f712d" officeooo:paragraph-rsid="0031f3b0"/>
    </style:style>
    <style:style style:name="P19" style:family="paragraph" style:parent-style-name="Standard">
      <style:text-properties officeooo:rsid="00312f76" officeooo:paragraph-rsid="00312f76"/>
    </style:style>
    <style:style style:name="P20" style:family="paragraph" style:parent-style-name="Standard">
      <style:text-properties officeooo:rsid="00312f76" officeooo:paragraph-rsid="00391531"/>
    </style:style>
    <style:style style:name="P21" style:family="paragraph" style:parent-style-name="Standard">
      <style:text-properties officeooo:rsid="00339ccf" officeooo:paragraph-rsid="00339ccf"/>
    </style:style>
    <style:style style:name="P22" style:family="paragraph" style:parent-style-name="Standard">
      <style:text-properties officeooo:rsid="0035506f" officeooo:paragraph-rsid="0035506f"/>
    </style:style>
    <style:style style:name="P23" style:family="paragraph" style:parent-style-name="Standard">
      <style:text-properties officeooo:paragraph-rsid="003707b7"/>
    </style:style>
    <style:style style:name="P24" style:family="paragraph" style:parent-style-name="Standard">
      <style:text-properties officeooo:rsid="003839f9" officeooo:paragraph-rsid="003839f9"/>
    </style:style>
    <style:style style:name="P25" style:family="paragraph" style:parent-style-name="Standard">
      <style:text-properties officeooo:rsid="00390716" officeooo:paragraph-rsid="00390716"/>
    </style:style>
    <style:style style:name="P26" style:family="paragraph" style:parent-style-name="Standard">
      <style:text-properties officeooo:rsid="00391531" officeooo:paragraph-rsid="00391531"/>
    </style:style>
    <style:style style:name="P27" style:family="paragraph" style:parent-style-name="Text_20_body">
      <style:text-properties style:font-name="Liberation Serif" fo:font-size="12pt" fo:font-weight="normal" officeooo:rsid="002f712d" officeooo:paragraph-rsid="002eaee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1e65" officeooo:paragraph-rsid="003b1e65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5506f" officeooo:paragraph-rsid="0035506f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839f9" officeooo:paragraph-rsid="003839f9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34247" officeooo:paragraph-rsid="0033424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47b73" officeooo:paragraph-rsid="00247b7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officeooo:rsid="00438607" officeooo:paragraph-rsid="00438607"/>
    </style:style>
    <style:style style:name="P34" style:family="paragraph" style:parent-style-name="Standard">
      <style:text-properties fo:font-weight="normal" officeooo:rsid="00391531" officeooo:paragraph-rsid="00391531" style:font-weight-asian="normal" style:font-weight-complex="normal"/>
    </style:style>
    <style:style style:name="P35" style:family="paragraph" style:parent-style-name="Standard">
      <style:text-properties fo:font-weight="normal" officeooo:rsid="003aa395" officeooo:paragraph-rsid="003aa395" style:font-weight-asian="normal" style:font-weight-complex="normal"/>
    </style:style>
    <style:style style:name="P36" style:family="paragraph" style:parent-style-name="Standard">
      <style:text-properties fo:font-size="12pt" fo:font-weight="normal" officeooo:rsid="002f4e4f" officeooo:paragraph-rsid="002f4e4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f712d" officeooo:paragraph-rsid="002f712d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rsid="0047eb4a" officeooo:paragraph-rsid="0047eb4a"/>
    </style:style>
    <style:style style:name="P39" style:family="paragraph" style:parent-style-name="Standard">
      <style:text-properties officeooo:paragraph-rsid="0047eb4a"/>
    </style:style>
    <style:style style:name="P40" style:family="paragraph" style:parent-style-name="Standard">
      <style:text-properties officeooo:paragraph-rsid="004a712f"/>
    </style:style>
    <style:style style:name="P41" style:family="paragraph" style:parent-style-name="Standard">
      <style:text-properties style:font-name="Liberation Serif" fo:font-size="12pt" officeooo:rsid="0048879f" officeooo:paragraph-rsid="0048879f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4a712f" officeooo:paragraph-rsid="004a712f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officeooo:rsid="002f712d" officeooo:paragraph-rsid="002f712d"/>
    </style:style>
    <style:style style:name="P44" style:family="paragraph" style:parent-style-name="Heading_20_3">
      <style:text-properties fo:color="#000000"/>
    </style:style>
    <style:style style:name="P45" style:family="paragraph" style:parent-style-name="Heading_20_3">
      <style:text-properties fo:color="#000000" fo:font-weight="bold" style:font-weight-asian="bold" style:font-weight-complex="bold"/>
    </style:style>
    <style:style style:name="P46" style:family="paragraph" style:parent-style-name="Heading_20_3">
      <style:text-properties fo:color="#000000" fo:font-weight="bold" officeooo:rsid="002f712d" style:font-weight-asian="bold" style:font-weight-complex="bold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31f3b0" style:font-size-asian="10.5pt" style:font-weight-asian="normal" style:font-size-complex="12pt" style:font-weight-complex="normal"/>
    </style:style>
    <style:style style:name="T4" style:family="text">
      <style:text-properties officeooo:rsid="002160a0"/>
    </style:style>
    <style:style style:name="T5" style:family="text">
      <style:text-properties officeooo:rsid="00261914"/>
    </style:style>
    <style:style style:name="T6" style:family="text">
      <style:text-properties officeooo:rsid="002d0392"/>
    </style:style>
    <style:style style:name="T7" style:family="text">
      <style:text-properties officeooo:rsid="002d2bcf"/>
    </style:style>
    <style:style style:name="T8" style:family="text">
      <style:text-properties officeooo:rsid="002d48d5"/>
    </style:style>
    <style:style style:name="T9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d2bcf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eae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1f3b0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339ccf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35506f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3707b7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3839f9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3b1e65" style:font-size-asian="10.5pt" style:font-weight-asian="normal" style:font-size-complex="12pt" style:font-weight-complex="normal"/>
    </style:style>
    <style:style style:name="T18" style:family="text">
      <style:text-properties officeooo:rsid="002eaee5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312f7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1f3b0" style:font-weight-asian="normal" style:font-weight-complex="normal"/>
    </style:style>
    <style:style style:name="T23" style:family="text">
      <style:text-properties fo:font-weight="normal" officeooo:rsid="00391531" style:font-weight-asian="normal" style:font-weight-complex="normal"/>
    </style:style>
    <style:style style:name="T24" style:family="text">
      <style:text-properties fo:font-weight="normal" officeooo:rsid="003aa395" style:font-weight-asian="normal" style:font-weight-complex="normal"/>
    </style:style>
    <style:style style:name="T25" style:family="text">
      <style:text-properties fo:font-weight="normal" officeooo:rsid="003b1e65" style:font-weight-asian="normal" style:font-weight-complex="normal"/>
    </style:style>
    <style:style style:name="T26" style:family="text">
      <style:text-properties fo:font-weight="normal" officeooo:rsid="00438607" style:font-weight-asian="normal" style:font-weight-complex="normal"/>
    </style:style>
    <style:style style:name="T27" style:family="text">
      <style:text-properties fo:font-weight="normal" officeooo:rsid="0047eb4a" style:font-weight-asian="normal" style:font-weight-complex="normal"/>
    </style:style>
    <style:style style:name="T28" style:family="text">
      <style:text-properties officeooo:rsid="00339ccf"/>
    </style:style>
    <style:style style:name="T29" style:family="text">
      <style:text-properties officeooo:rsid="003707b7"/>
    </style:style>
    <style:style style:name="T30" style:family="text">
      <style:text-properties officeooo:rsid="003839f9"/>
    </style:style>
    <style:style style:name="T31" style:family="text">
      <style:text-properties officeooo:rsid="00390716"/>
    </style:style>
    <style:style style:name="T32" style:family="text">
      <style:text-properties officeooo:rsid="00391531"/>
    </style:style>
    <style:style style:name="T33" style:family="text">
      <style:text-properties officeooo:rsid="003b1e65"/>
    </style:style>
    <style:style style:name="T34" style:family="text">
      <style:text-properties officeooo:rsid="0041ec49"/>
    </style:style>
    <style:style style:name="T35" style:family="text">
      <style:text-properties fo:color="#000000"/>
    </style:style>
    <style:style style:name="T36" style:family="text">
      <style:text-properties fo:color="#000000" style:font-name="Source Code Pro" fo:font-size="10.5pt"/>
    </style:style>
    <style:style style:name="T37" style:family="text">
      <style:text-properties fo:color="#000000" style:font-name="Source Code Pro" fo:font-size="10.5pt" officeooo:rsid="0048879f"/>
    </style:style>
    <style:style style:name="T38" style:family="text">
      <style:text-properties fo:color="#000000" style:font-name="Source Code Pro" fo:font-size="10.5pt" officeooo:rsid="004a712f"/>
    </style:style>
    <style:style style:name="T39" style:family="text">
      <style:text-properties fo:color="#000000" style:font-name="Source Code Pro" fo:font-size="10.5pt" officeooo:rsid="004d71fe"/>
    </style:style>
    <style:style style:name="T40" style:family="text">
      <style:text-properties fo:color="#000000" style:font-name="Source Code Pro" fo:font-size="10.5pt" officeooo:rsid="004e8b06"/>
    </style:style>
    <style:style style:name="T41" style:family="text">
      <style:text-properties fo:color="#000000" fo:font-size="10.5pt"/>
    </style:style>
    <style:style style:name="T42" style:family="text">
      <style:text-properties fo:color="#000000" fo:font-size="10.5pt" officeooo:rsid="004a712f"/>
    </style:style>
    <style:style style:name="T43" style:family="text">
      <style:text-properties fo:color="#000000" fo:font-size="10.5pt" officeooo:rsid="004e8b06"/>
    </style:style>
    <style:style style:name="T44" style:family="text">
      <style:text-properties fo:color="#000000" officeooo:rsid="004a712f"/>
    </style:style>
    <style:style style:name="T45" style:family="text">
      <style:text-properties fo:color="#000000" officeooo:rsid="004e8b06"/>
    </style:style>
    <style:style style:name="T46" style:family="text">
      <style:text-properties officeooo:rsid="004731e0"/>
    </style:style>
    <style:style style:name="T47" style:family="text">
      <style:text-properties officeooo:rsid="00474ee0"/>
    </style:style>
    <style:style style:name="T48" style:family="text">
      <style:text-properties officeooo:rsid="0047eb4a"/>
    </style:style>
    <style:style style:name="T49" style:family="text">
      <style:text-properties fo:color="#9876aa" style:font-name="Source Code Pro" fo:font-size="10.5pt"/>
    </style:style>
    <style:style style:name="T50" style:family="text">
      <style:text-properties officeooo:rsid="004a712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st Coverage </text:p>
      <text:p text:style-name="P2"/>
      <text:p text:style-name="P2">for </text:p>
      <text:p text:style-name="P2"/>
      <text:p text:style-name="P3">Portea Coupon Engine</text:p>
      <text:p text:style-name="P2"/>
      <text:p text:style-name="P2"/>
      <text:p text:style-name="P2"/>
      <text:p text:style-name="P2"/>
      <text:p text:style-name="P2"/>
      <text:p text:style-name="P2"/>
      <text:p text:style-name="P4">Version 0.1</text:p>
      <text:p text:style-name="P4"/>
      <text:p text:style-name="P4">Portea Medica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3004_1489944816" text:style-name="Index_20_Link" text:visited-style-name="Index_20_Link"><text:s/>1. Introduction <text:tab/>3</text:a></text:p>
          <text:p text:style-name="P47"><text:a xlink:type="simple" xlink:href="#__RefHeading__3006_1489944816" text:style-name="Index_20_Link" text:visited-style-name="Index_20_Link"><text:s/>2. Test Coverage <text:tab/>3</text:a></text:p>
          <text:p text:style-name="P49"><text:a xlink:type="simple" xlink:href="#__RefHeading__3008_1489944816" text:style-name="Index_20_Link" text:visited-style-name="Index_20_Link">2.1 Portea Coupon Management System<text:tab/>3</text:a></text:p>
          <text:p text:style-name="P48"><text:a xlink:type="simple" xlink:href="#__RefHeading__3012_1489944816" text:style-name="Index_20_Link" text:visited-style-name="Index_20_Link">2.1.1 Creation of Coupon and Coupon Code.<text:tab/>3</text:a></text:p>
          <text:p text:style-name="P48"><text:a xlink:type="simple" xlink:href="#__RefHeading__3014_1489944816" text:style-name="Index_20_Link" text:visited-style-name="Index_20_Link">2.1.2 Operations on Created Coupons<text:tab/>4</text:a></text:p>
          <text:p text:style-name="P48"><text:a xlink:type="simple" xlink:href="#__RefHeading__3016_1489944816" text:style-name="Index_20_Link" text:visited-style-name="Index_20_Link">2.1.3 Listing of Coupon and Coupon Codes<text:tab/>4</text:a></text:p>
          <text:p text:style-name="P48"><text:a xlink:type="simple" xlink:href="#__RefHeading__3028_1489944816" text:style-name="Index_20_Link" text:visited-style-name="Index_20_Link">2.1.4 Departmental Roles for Coupon<text:tab/>4</text:a></text:p>
          <text:p text:style-name="P48"><text:a xlink:type="simple" xlink:href="#__RefHeading__3018_1489944816" text:style-name="Index_20_Link" text:visited-style-name="Index_20_Link">2.1.5 Audit Creaton for Coupons<text:tab/>5</text:a></text:p>
          <text:p text:style-name="P49"><text:a xlink:type="simple" xlink:href="#__RefHeading__3010_1489944816" text:style-name="Index_20_Link" text:visited-style-name="Index_20_Link">2.2 Portea Coupon Engine<text:tab/>6</text:a></text:p>
          <text:p text:style-name="P48"><text:a xlink:type="simple" xlink:href="#__RefHeading__3020_1489944816" text:style-name="Index_20_Link" text:visited-style-name="Index_20_Link">2.2.1 Coupon Discount Request Creation<text:tab/>6</text:a></text:p>
          <text:p text:style-name="P48"><text:a xlink:type="simple" xlink:href="#__RefHeading__3022_1489944816" text:style-name="Index_20_Link" text:visited-style-name="Index_20_Link">2.2.2 Coupon Discount Request Update<text:tab/>6</text:a></text:p>
          <text:p text:style-name="P48"><text:a xlink:type="simple" xlink:href="#__RefHeading__3024_1489944816" text:style-name="Index_20_Link" text:visited-style-name="Index_20_Link">2.2.3 Coupon Discount Operations<text:tab/>6</text:a></text:p>
          <text:p text:style-name="P48"><text:a xlink:type="simple" xlink:href="#__RefHeading__3026_1489944816" text:style-name="Index_20_Link" text:visited-style-name="Index_20_Link">2.2.4 Audit Creation For Coupon Discount Request<text:tab/>7</text:a></text:p>
          <text:p text:style-name="P47"><text:a xlink:type="simple" xlink:href="#__RefHeading__3134_1489944816" text:style-name="Index_20_Link" text:visited-style-name="Index_20_Link"><text:s/>3. Uncovered test Scenarios 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<text:bookmark-start text:name="__RefHeading__3004_1489944816"/>1. Introduction<text:bookmark-end text:name="__RefHeading__3004_1489944816"/></text:h>
      <text:p text:style-name="P9"><text:span text:style-name="T21">Thi</text:span><text:span text:style-name="T25">s document details the overall test coverage for Coupon Management System &amp; Coupon Engine.</text:span></text:p>
      <text:p text:style-name="P14"/>
      <text:p text:style-name="P28">Please refer section 2 for the overall test coverage.</text:p>
      <text:p text:style-name="P4"/>
      <text:h text:style-name="Heading_20_1" text:outline-level="1"><text:bookmark-start text:name="__RefHeading__3006_1489944816"/>2. <text:span text:style-name="T6">Test Coverage</text:span><text:bookmark-end text:name="__RefHeading__3006_1489944816"/></text:h>
      <text:h text:style-name="Heading_20_2" text:outline-level="2"><text:bookmark-start text:name="__RefHeading__3008_1489944816"/>2.1 <text:span text:style-name="T6">Portea </text:span>Coupon Management System<text:bookmark-end text:name="__RefHeading__3008_1489944816"/></text:h>
      <text:h text:style-name="P44" text:outline-level="3"><text:bookmark-start text:name="__RefHeading__3012_1489944816"/>2.1.<text:span text:style-name="T28">1 </text:span>Creation of Coupon <text:span text:style-name="T28">and Coupon Code.</text:span><text:bookmark-end text:name="__RefHeading__3012_1489944816"/></text:h>
      <text:p text:style-name="Standard">This section covers failure and valid <text:span text:style-name="T10">senarios </text:span><text:span text:style-name="T9">when a coupon and coupon code is created. </text:span><text:span text:style-name="T13">Based on validations and business rules following are the possible scenarios.</text:span></text:p>
      <text:p text:style-name="P21"><text:span text:style-name="T9">1. Coupon Creation </text:span><text:span text:style-name="T14">failure when Name is empty, invalid charcter in name, name is null.</text:span></text:p>
      <text:p text:style-name="P29">2. Coupon creation failure when duplicate names.</text:p>
      <text:p text:style-name="P29">3. Coupon creation failure when given name is too long.</text:p>
      <text:p text:style-name="P29">4. Coupon creation failure when given applicable till is less then applicable from.</text:p>
      <text:p text:style-name="P29">5. Coupon creation failure when applicable from/till is in completed.</text:p>
      <text:p text:style-name="P22"><text:span text:style-name="T9">6. Cou</text:span><text:span text:style-name="T17">p</text:span><text:span text:style-name="T9">on creation failure when transaction Min/Max amount is invalid.</text:span></text:p>
      <text:p text:style-name="P22"><text:span text:style-name="T9">7. Cou</text:span><text:span text:style-name="T17">p</text:span><text:span text:style-name="T9">on creation failure when discount min/max amount is invalid.</text:span></text:p>
      <text:p text:style-name="P22"><text:span text:style-name="T9">8. Cou</text:span><text:span text:style-name="T17">p</text:span><text:span text:style-name="T9">on creation failure when discount min/max amount is negative number.</text:span></text:p>
      <text:p text:style-name="P22"><text:span text:style-name="T9">9. Co</text:span><text:span text:style-name="T17">p</text:span><text:span text:style-name="T9">uon creation failure when transaction min/max amount is negative number.</text:span></text:p>
      <text:p text:style-name="P22"><text:span text:style-name="T9">10. <text:s/>Cou</text:span><text:span text:style-name="T17">p</text:span><text:span text:style-name="T9">on creation failure when Context type is invalid.</text:span></text:p>
      <text:p text:style-name="P22"><text:span text:style-name="T9">11. <text:s/>Cou</text:span><text:span text:style-name="T17">p</text:span><text:span text:style-name="T9">on creation failure when context type is null.</text:span></text:p>
      <text:p text:style-name="P22"><text:span text:style-name="T9">12. <text:s/>Cou</text:span><text:span text:style-name="T17">p</text:span><text:span text:style-name="T9">on creation failure when discription for a coupon is too long.</text:span></text:p>
      <text:p text:style-name="P22"><text:span text:style-name="T9">13. <text:s/>Cou</text:span><text:span text:style-name="T17">p</text:span><text:span text:style-name="T9">on creation failure when given categoty is invlaid.</text:span></text:p>
      <text:p text:style-name="P22"><text:span text:style-name="T9">14. <text:s/>Cou</text:span><text:span text:style-name="T17">p</text:span><text:span text:style-name="T9">on creation failure when given actor type is invalid.</text:span></text:p>
      <text:p text:style-name="P22"><text:span text:style-name="T9">15. <text:s/>Cou</text:span><text:span text:style-name="T17">p</text:span><text:span text:style-name="T9">on creation failure when actor type is incomplete.</text:span></text:p>
      <text:p text:style-name="P22"><text:span text:style-name="T9">16. <text:s/>Cou</text:span><text:span text:style-name="T17">p</text:span><text:span text:style-name="T9">on creation failure when application type is invalid.</text:span></text:p>
      <text:p text:style-name="P22"><text:span text:style-name="T9">17. <text:s/>Cou</text:span><text:span text:style-name="T17">p</text:span><text:span text:style-name="T9">on creation failure for Nth Time coupon with undifined nth time.</text:span></text:p>
      <text:p text:style-name="P22"><text:span text:style-name="T9">18. <text:s/>Cou</text:span><text:span text:style-name="T17">p</text:span><text:span text:style-name="T9">on creation failure for One time coupon with unfined use count.</text:span></text:p>
      <text:p text:style-name="P22"><text:span text:style-name="T9">19. <text:s/>Cou</text:span><text:span text:style-name="T17">p</text:span><text:span text:style-name="T9">on creation failure when nth time recurring value is invalid.</text:span></text:p>
      <text:p text:style-name="P22"><text:span text:style-name="T9">20. <text:s/>Cou</text:span><text:span text:style-name="T17">p</text:span><text:span text:style-name="T9">on creation failure Nth time value is too long.</text:span></text:p>
      <text:p text:style-name="P22"><text:span text:style-name="T9">21. <text:s/>Cou</text:span><text:span text:style-name="T17">p</text:span><text:span text:style-name="T9">on creation failure when Application use count value is too long.</text:span></text:p>
      <text:p text:style-name="P22"><text:span text:style-name="T9">22. <text:s/>Cou</text:span><text:span text:style-name="T17">p</text:span><text:span text:style-name="T9">on creation failure when discount rule <text:s/>precentage value is invlid.</text:span></text:p>
      <text:p text:style-name="P22"><text:span text:style-name="T9">23. <text:s/>Cou</text:span><text:span text:style-name="T17">p</text:span><text:span text:style-name="T9">on creation failure when discount rule percentage value is too long.</text:span></text:p>
      <text:p text:style-name="P22"><text:span text:style-name="T9">24. <text:s/>Cou</text:span><text:span text:style-name="T17">p</text:span><text:span text:style-name="T9">on creation failure when discount flat rule vlaue is negative.</text:span></text:p>
      <text:p text:style-name="P22"><text:span text:style-name="T9">25. Cou</text:span><text:span text:style-name="T17">p</text:span><text:span text:style-name="T9">on creation failure when discount flat rule vlaue is too long.</text:span></text:p>
      <text:p text:style-name="P22"><text:span text:style-name="T9">26. Cou</text:span><text:span text:style-name="T17">p</text:span><text:span text:style-name="T9">on creation failure when Packages name for mapping is invalid</text:span></text:p>
      <text:p text:style-name="P22"><text:span text:style-name="T9">27. Cou</text:span><text:span text:style-name="T17">p</text:span><text:span text:style-name="T9">on creation failure when Services name for mapping is invalid</text:span></text:p>
      <text:p text:style-name="P22"><text:span text:style-name="T9">28. Cou</text:span><text:span text:style-name="T17">p</text:span><text:span text:style-name="T9">on creation failure when Referrers name for mapping is invalid</text:span></text:p>
      <text:p text:style-name="P22"><text:span text:style-name="T9">29. Cou</text:span><text:span text:style-name="T17">p</text:span><text:span text:style-name="T9">on creation failure when Area mapping for coupon is invalid</text:span></text:p>
      <text:p text:style-name="P22"><text:span text:style-name="T9">30. Cou</text:span><text:span text:style-name="T17">p</text:span><text:span text:style-name="T9">on creation failure when Brand id for a coupon is invalid.</text:span></text:p>
      <text:p text:style-name="P22"/>
      <text:p text:style-name="P29"/>
      <text:h text:style-name="P44" text:outline-level="3"><text:bookmark-start text:name="__RefHeading__3014_1489944816"/><text:soft-page-break/>2.<text:span text:style-name="T29">1.2</text:span> <text:span text:style-name="T4">Operations on Created Coupons</text:span><text:bookmark-end text:name="__RefHeading__3014_1489944816"/></text:h>
      <text:p text:style-name="P23">This section covers <text:span text:style-name="T30">possible</text:span> and valid <text:span text:style-name="T10">s</text:span><text:span text:style-name="T15">c</text:span><text:span text:style-name="T10">enarios </text:span><text:span text:style-name="T16">for operations performed on a coupon after a coupon is created. Following are the possible scenarios.</text:span></text:p>
      <text:p text:style-name="P30">1. Publish a coupon from Draft status.</text:p>
      <text:p text:style-name="P30">2. Deactivate a Publised coupon.</text:p>
      <text:p text:style-name="P30">3. Delete a draft coupon.</text:p>
      <text:p text:style-name="P30">4. Extend validity for a coupon.</text:p>
      <text:p text:style-name="P30">5. Coupon code deactivation when a coupon deactivates.</text:p>
      <text:p text:style-name="P30">6. <text:s/>Add coupon code for a coupon.</text:p>
      <text:p text:style-name="P30">7. Deactivate a coupon code.</text:p>
      <text:p text:style-name="P30">8. Coupon name reuse after earlier coupon deactivation.</text:p>
      <text:p text:style-name="P30">9. Coupon update failure.</text:p>
      <text:p text:style-name="P10"/>
      <text:h text:style-name="P44" text:outline-level="3"><text:bookmark-start text:name="__RefHeading__3016_1489944816"/>2.<text:span text:style-name="T30">1.3 Listing of Coupon and Coupon Codes</text:span><text:bookmark-end text:name="__RefHeading__3016_1489944816"/></text:h>
      <text:p text:style-name="P24">This section covers possible and valid scenarios for Listing of coupon and coupon codes for default and coupon/code advance search.</text:p>
      <text:p text:style-name="P24">Following are the possible scenarios.</text:p>
      <text:p text:style-name="P24">1. Default Coupon Listing.</text:p>
      <text:p text:style-name="P24">2. Coupon Listing by given name.</text:p>
      <text:p text:style-name="P24">3. Coupon listing between creation dates.</text:p>
      <text:p text:style-name="P24">4. Coupon listing between coupon updation dates.</text:p>
      <text:p text:style-name="P24">5. Coupon listing between coupon deactivated dates.</text:p>
      <text:p text:style-name="P24">6. Coupon listing between coupon applicability dates.</text:p>
      <text:p text:style-name="P24">7. Coupon listing between coupon Published dates.</text:p>
      <text:p text:style-name="P24">8. Coupon listing between coupon transaction amout values.</text:p>
      <text:p text:style-name="P24">9. All coupon listing with draft status.</text:p>
      <text:p text:style-name="P24">10. All c<text:span text:style-name="T33">o</text:span>upon listing with published status.</text:p>
      <text:p text:style-name="P24">11. All coupon listin<text:span text:style-name="T33">g</text:span> with deactivated coupon status.</text:p>
      <text:p text:style-name="P24">12. Coupon listing based on given application type.</text:p>
      <text:p text:style-name="P24">13. Coupon listing based on given context type.</text:p>
      <text:p text:style-name="P24">14. Coupon listing based on <text:span text:style-name="T31">given actor type.</text:span></text:p>
      <text:p text:style-name="P25">15. Listing of all global coupons.</text:p>
      <text:p text:style-name="P25">16. Listing of all inclusive coupons.</text:p>
      <text:p text:style-name="P25">17. Listing of coupon codes by given code name.</text:p>
      <text:p text:style-name="P25">18. Listing of coupon codes between creation dates.</text:p>
      <text:p text:style-name="P25">19. Listing of coupon codes between deactivated dates.</text:p>
      <text:p text:style-name="P25">20. Listing all active coupon codes.</text:p>
      <text:p text:style-name="P25">21. Listing all inactive coupon codes.</text:p>
      <text:p text:style-name="P25">22. Listing of coupon codes by given channel name.</text:p>
      <text:p text:style-name="P11"/>
      <text:h text:style-name="P44" text:outline-level="3"><text:bookmark-start text:name="__RefHeading__3028_1489944816"/>2.1.4 Departmental Roles for Coupon<text:bookmark-end text:name="__RefHeading__3028_1489944816"/></text:h>
      <text:p text:style-name="P33">This section covers possible scenarios for coupon creation and operations based on User departmental roles. Following are the possible test cases.</text:p>
      <text:p text:style-name="P33">1. Sales coupon creation based on admin role.</text:p>
      <text:p text:style-name="P33">2. Creating marketing coupon for a sales manager based role.</text:p>
      <text:p text:style-name="P33">3. Creating sales coupon for a Marketing manager based role.</text:p>
      <text:p text:style-name="P33">4. Same as for Engagement <text:span text:style-name="T46">manager</text:span> based role and Ops manager based role.</text:p>
      <text:p text:style-name="P33"/>
      <text:h text:style-name="P44" text:outline-level="3"><text:bookmark-start text:name="__RefHeading__3018_1489944816"/><text:soft-page-break/>2.<text:span text:style-name="T32">1.5 </text:span>Audit <text:span text:style-name="T32">Creaton </text:span>for Coupons<text:bookmark-end text:name="__RefHeading__3018_1489944816"/></text:h>
      <text:p text:style-name="P20"><text:span text:style-name="T21">This section covers possible s</text:span><text:span text:style-name="T26">c</text:span><text:span text:style-name="T21">enarios for creation of </text:span><text:span text:style-name="T22">audits</text:span><text:span text:style-name="T21"> when a </text:span><text:span text:style-name="T23">Coupon</text:span><text:span text:style-name="T21"> is </text:span><text:span text:style-name="T23">created</text:span><text:span text:style-name="T21"> or updated. Following are the possible s</text:span><text:span text:style-name="T22">c</text:span><text:span text:style-name="T21">enarios</text:span></text:p>
      <text:p text:style-name="P34">1. Coupon core audit creation when a coupon core attribute is changed.</text:p>
      <text:p text:style-name="P26"><text:span text:style-name="T21">2. Coupon </text:span><text:span text:style-name="T24">Area mapping audit creation when a non global coupon is mapped with area.</text:span></text:p>
      <text:p text:style-name="P35">3. Coupon Discount rule audit creation when a discounting rule is apecified for a coupon.</text:p>
      <text:p text:style-name="P35">4. Coupon referrer mapping audit creation when a non global coupon is mapped with a referrer.</text:p>
      <text:p text:style-name="P35">5. Coupon brand mapping audit creation when a non global coupon is mapped with a brand.</text:p>
      <text:p text:style-name="P35">6. Coupon product adapter mapping audit creation when a non global coupon is mapped with a product.</text:p>
      <text:p text:style-name="P35">7. Coupon audit creation when any coupon attribute is changed.</text:p>
      <text:p text:style-name="P12"/>
      <text:p text:style-name="P13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3010_1489944816"/><text:soft-page-break/><text:span text:style-name="T6">2</text:span>.<text:span text:style-name="T6">2</text:span> <text:span text:style-name="T6">Portea Coupon Engine</text:span><text:bookmark-end text:name="__RefHeading__3010_1489944816"/></text:h>
      <text:h text:style-name="P44" text:outline-level="3"><text:bookmark-start text:name="__RefHeading__3020_1489944816"/><text:span text:style-name="T6">2.2.1</text:span> Coupon Discount <text:span text:style-name="T6">Request Creation</text:span><text:bookmark-end text:name="__RefHeading__3020_1489944816"/></text:h>
      <text:p text:style-name="P6">This se<text:span text:style-name="T7">ction covers possible failure and valid senarios for Creation of a Coupon Discount Request. </text:span></text:p>
      <text:p text:style-name="P7">Based on validations and business rules following are the posible s<text:span text:style-name="T20">c</text:span>enarios:-</text:p>
      <text:p text:style-name="P7">1. Invalid Requester Id.</text:p>
      <text:p text:style-name="P7">2. Invalid Beneficiary Id.</text:p>
      <text:p text:style-name="P7">3. Invalid Coupon Code.</text:p>
      <text:p text:style-name="P7">4. Deactivate Coupon/Code.</text:p>
      <text:p text:style-name="P7">5. Expired <text:span text:style-name="T8">validity </text:span>Coupon/Code.</text:p>
      <text:p text:style-name="P7">6. Invalid Product id.</text:p>
      <text:p text:style-name="P7">7. Mismatched Product Type.</text:p>
      <text:p text:style-name="P7">8. Invalid Patient brand id.</text:p>
      <text:p text:style-name="P7">9. <text:span text:style-name="T8">Mismatched Context Type.</text:span></text:p>
      <text:p text:style-name="P8">10. Mismatched Coupon Actor Type.</text:p>
      <text:p text:style-name="P8">11. Mismatched Coupon Area Mapping for non global coupon.</text:p>
      <text:p text:style-name="P8">12. Mismatched Coupon Referrer Mapping for non global coupon.</text:p>
      <text:p text:style-name="P8">13. Mismatched Coupon Brand Mapping for non global coupon.</text:p>
      <text:p text:style-name="P8">14. Mismatched Coupon Product Adapter Mapping.</text:p>
      <text:p text:style-name="P8">15. Multiple Code for same coupon.</text:p>
      <text:p text:style-name="P8">16. Multiple Exculsive coupon.</text:p>
      <text:p text:style-name="P8">17. Out of Range Transacction value.</text:p>
      <text:p text:style-name="P8">18. Applicability count exceeded for One Time coupon.</text:p>
      <text:p text:style-name="P8">19. Applicability count exceeded for One Time Per User coupon.</text:p>
      <text:p text:style-name="P8">20. Applicability count exceeded for One Time Per User Fifo coupon.</text:p>
      <text:p text:style-name="P8">21. Out of range Nth Time value for Nth Time coupon with nth time recurring and without nth time recurring.</text:p>
      <text:p text:style-name="P8">22. Out of range Nth Time value for Nth Time Per Subscription coupon with nth time recurring and without nth time recurring.</text:p>
      <text:p text:style-name="P8">23. Outside subscription for Nth Time Per Subscription coupon.</text:p>
      <text:p text:style-name="P8">24. Out of range Nth Time value for Nth Time AB Per Subscription coupon.</text:p>
      <text:p text:style-name="P8">25. Outside subscription for Nth Time AB Per Subscription coupon.</text:p>
      <text:p text:style-name="P8">26. Incomplete Coupon Discount Request like missing any required field.<text:span text:style-name="T5"> </text:span></text:p>
      <text:p text:style-name="P5"/>
      <text:h text:style-name="P44" text:outline-level="3"><text:bookmark-start text:name="__RefHeading__3022_1489944816"/><text:span text:style-name="T8">2.2.2</text:span> Coupon Discount Request <text:span text:style-name="T34">U</text:span>pdate<text:bookmark-end text:name="__RefHeading__3022_1489944816"/></text:h>
      <text:p text:style-name="Standard"><text:span text:style-name="T18">This section covers possible failure and valid <text:s/></text:span><text:span text:style-name="T10">senarios </text:span><text:span text:style-name="T11">for CDR update. Based on validations and business rules fallowing are the possible s</text:span><text:span text:style-name="T12">c</text:span><text:span text:style-name="T11">enarios.</text:span></text:p>
      <text:p text:style-name="P31">NOTE:- Validations scenarios is already covered in CDR creation time. <text:span text:style-name="T47">This section is same as the creation of CDR and Coupon Discount Operations.</text:span></text:p>
      <text:p text:style-name="P31"/>
      <text:h text:style-name="P45" text:outline-level="3"><text:bookmark-start text:name="__RefHeading__3024_1489944816"/><text:span text:style-name="T19">2.2.3 Coupon Discount Operations</text:span><text:span text:style-name="T1"> </text:span><text:bookmark-end text:name="__RefHeading__3024_1489944816"/></text:h>
      <text:p text:style-name="P16"><text:span text:style-name="T2">This section covers possible senarios for Update a Current CDR and apply different operations on that cdr. Following are the possible valid s</text:span><text:span text:style-name="T3">c</text:span><text:span text:style-name="T2">enarios.</text:span></text:p>
      <text:p text:style-name="P16"><text:span text:style-name="T2">1. Apply </text:span><text:span text:style-name="T3">coupon discount</text:span><text:span text:style-name="T2"> with Canceled </text:span><text:span text:style-name="T3">coupon discount</text:span><text:span text:style-name="T2"> Status.</text:span></text:p>
      <text:p text:style-name="P16"><text:span text:style-name="T2">2. Commit </text:span><text:span text:style-name="T3">coupon discount</text:span><text:span text:style-name="T2"> with Canceled </text:span><text:span text:style-name="T3">coupon discount </text:span><text:span text:style-name="T2">Status.</text:span></text:p>
      <text:p text:style-name="P16"><text:span text:style-name="T2">3. Cancel </text:span><text:span text:style-name="T3">coupon discount reruest</text:span><text:span text:style-name="T2"> with Canceled </text:span><text:span text:style-name="T3">coupon discount</text:span><text:span text:style-name="T2"> Status.</text:span></text:p>
      <text:p text:style-name="P16"><text:span text:style-name="T2">4. Apply </text:span><text:span text:style-name="T3">coupon discount</text:span><text:span text:style-name="T2"> with </text:span><text:span text:style-name="T3">already</text:span><text:span text:style-name="T2"> Applied </text:span><text:span text:style-name="T3">coupon discount</text:span><text:span text:style-name="T2"> Status.</text:span></text:p>
      <text:p text:style-name="P16"><text:span text:style-name="T2">5. Cancel </text:span><text:span text:style-name="T3">coupon diacount </text:span><text:span text:style-name="T2">with </text:span><text:span text:style-name="T3">already</text:span><text:span text:style-name="T2"> Applied </text:span><text:span text:style-name="T3">coupon discount</text:span><text:span text:style-name="T2"> Status.</text:span></text:p>
      <text:p text:style-name="P16"><text:span text:style-name="T2">6. Commit before Applying a </text:span><text:span text:style-name="T3">coupon discount.</text:span></text:p>
      <text:p text:style-name="P36"><text:soft-page-break/>7. Invalid commit given client context id.</text:p>
      <text:p text:style-name="P36">8. Commit without client context id.</text:p>
      <text:p text:style-name="P36">9. Add invalid codes for CdrId.</text:p>
      <text:p text:style-name="P36">10. Add inactive codes for CdrId.</text:p>
      <text:p text:style-name="P36">11. Add Expired codes for CdrId.</text:p>
      <text:p text:style-name="P36">12. Add code for same coupon.</text:p>
      <text:p text:style-name="P37">13. Add code for Multiple Exclusive Coupon.</text:p>
      <text:p text:style-name="P18"><text:span text:style-name="T2">14. Delete invalid code form a </text:span><text:span text:style-name="T3">coupon discount request.</text:span></text:p>
      <text:p text:style-name="P17"><text:span text:style-name="T2">15. Add invalid product for a </text:span><text:span text:style-name="T3">coupon discount request.</text:span></text:p>
      <text:p text:style-name="P17"><text:span text:style-name="T2">16. Delete invalid product from a </text:span><text:span text:style-name="T3">coupon discount request.</text:span></text:p>
      <text:p text:style-name="P43"><text:span text:style-name="T2">17. Successful delete product from </text:span><text:span text:style-name="T3">a coupon discount request.</text:span></text:p>
      <text:p text:style-name="P17"><text:span text:style-name="T2">18. Successful add product for a </text:span><text:span text:style-name="T3">coupon discount.</text:span></text:p>
      <text:p text:style-name="P17"><text:span text:style-name="T2">19. Status </text:span><text:span text:style-name="T3">of a coupon discount</text:span></text:p>
      <text:p text:style-name="P17"><text:span text:style-name="T2">20. Discount Amount for </text:span><text:span text:style-name="T3">a Coupon Discount Request.</text:span></text:p>
      <text:p text:style-name="P27"/>
      <text:h text:style-name="P46" text:outline-level="3"><text:bookmark-start text:name="__RefHeading__3026_1489944816"/>2.2.4 Audit Creation For Coupon Discount Request<text:bookmark-end text:name="__RefHeading__3026_1489944816"/></text:h>
      <text:p text:style-name="P19"><text:span text:style-name="T21">This section covers possible s</text:span><text:span text:style-name="T27">c</text:span><text:span text:style-name="T21">enarios for creation of </text:span><text:span text:style-name="T22">audits</text:span><text:span text:style-name="T21"> when a CDR is requested or updated. Following are the possible s</text:span><text:span text:style-name="T22">c</text:span><text:span text:style-name="T21">enarios</text:span></text:p>
      <text:p text:style-name="P19"><text:span text:style-name="T21">1. Audit creation </text:span><text:span text:style-name="T22">when a Coupon Discount is requested.</text:span></text:p>
      <text:p text:style-name="P19"><text:span text:style-name="T21">2. Audit creation </text:span><text:span text:style-name="T22">when a Coupon Discount is applied.</text:span></text:p>
      <text:p text:style-name="P19"><text:span text:style-name="T21">3. Audit creation </text:span><text:span text:style-name="T22">when a Coupon Discount is committed.</text:span></text:p>
      <text:p text:style-name="P19"><text:span text:style-name="T21">4. Audit creation </text:span><text:span text:style-name="T22">when a Coupon Discount is canceled.</text:span></text:p>
      <text:p text:style-name="P19"><text:span text:style-name="T21">5. Audit creation </text:span><text:span text:style-name="T22">for adding coupon codes and coupon products for a coupon discount. </text:span></text:p>
      <text:p text:style-name="P32"><text:s/></text:p>
      <text:p text:style-name="P15"/>
      <text:h text:style-name="Heading_20_1" text:outline-level="1"><text:bookmark-start text:name="__RefHeading__3134_1489944816"/>3. <text:span text:style-name="T50">Uncovered test Scenarios</text:span><text:bookmark-end text:name="__RefHeading__3134_1489944816"/></text:h>
      <text:p text:style-name="P38">1. Listing based on all seven application types. <text:span text:style-name="T50">Individual cases for each application type is not covered. Only clubbed cases are covered.</text:span></text:p>
      <text:p text:style-name="P40"><text:span text:style-name="T48">2. Coupon creation based on all four </text:span><text:span text:style-name="T36">category. </text:span><text:span text:style-name="T39">O</text:span><text:span text:style-name="T37">nly sales and marketing is covered.</text:span></text:p>
      <text:p text:style-name="P41"><text:span text:style-name="T35">3. All coupon update and Coupon Discount update senarios is not covered because it is already being covered in Creation time.</text:span></text:p>
      <text:p text:style-name="P41"><text:span text:style-name="T35">4. </text:span><text:span text:style-name="T44">Coupon </text:span><text:span text:style-name="T35">Audit creation </text:span><text:span text:style-name="T44">for</text:span><text:span text:style-name="T35"> each </text:span><text:span text:style-name="T45">and every</text:span><text:span text:style-name="T35"> attribute change.</text:span></text:p>
      <text:p text:style-name="P42"><text:span text:style-name="T35">5. Coupon Discount Audit creation for each </text:span><text:span text:style-name="T45">and every</text:span><text:span text:style-name="T35"> attribute change. </text:span></text:p>
      <text:p text:style-name="P39"><text:span text:style-name="T49"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1:40:51.941080457</meta:creation-date>
    <dc:date>2016-02-23T19:00:45.725383609</dc:date>
    <meta:editing-duration>PT9H35M29S</meta:editing-duration>
    <meta:editing-cycles>25</meta:editing-cycles>
    <meta:generator>LibreOffice/4.2.8.2$Linux_X86_64 LibreOffice_project/420m0$Build-2</meta:generator>
    <meta:document-statistic meta:table-count="0" meta:image-count="0" meta:object-count="0" meta:page-count="7" meta:paragraph-count="177" meta:word-count="1582" meta:character-count="9889" meta:non-whitespace-character-count="8451"/>
  </office:meta>
</office:document-meta>
</file>